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4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3.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5cm" fo:min-width="3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5cm" fo:min-width="3.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3.8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1.9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1.95cm"/>
    </style:style>
    <style:style style:name="gr13" style:family="graphic" style:parent-style-name="standard">
      <style:graphic-properties draw:stroke="none" svg:stroke-color="#000000" draw:fill="none" draw:fill-color="#ffffff" fo:min-height="0.536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95cm" fo:min-width="3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6.5cm" svg:y1="0cm" svg:x2="6.6cm" svg:y2="52.7cm">
          <text:p/>
        </draw:line>
        <draw:line draw:style-name="gr1" draw:text-style-name="P1" draw:layer="layout" svg:x1="13.5cm" svg:y1="0cm" svg:x2="13.7cm" svg:y2="52.7cm">
          <text:p/>
        </draw:line>
        <draw:line draw:style-name="gr1" draw:text-style-name="P1" draw:layer="layout" svg:x1="20.6cm" svg:y1="0cm" svg:x2="21cm" svg:y2="52.7cm">
          <text:p/>
        </draw:line>
        <draw:custom-shape draw:style-name="gr2" draw:text-style-name="P2" draw:layer="layout" svg:width="4.9cm" svg:height="1.3cm" svg:x="0.7cm" svg:y="0cm">
          <text:p text:style-name="P2">管理员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1.3cm" svg:x="7.5cm" svg:y="0cm">
          <text:p text:style-name="P2">教师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1.3cm" svg:x="14.5cm" svg:y="0cm">
          <text:p text:style-name="P2">学生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1.3cm" svg:x="21.8cm" svg:y="0cm">
          <text:p text:style-name="P2">在鹿上服务器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3cm" svg:height="1.5cm" svg:x="1.1cm" svg:y="2.1cm">
          <text:p text:style-name="P2">维护教师信息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3cm" svg:height="1.5cm" svg:x="7.8cm" svg:y="13.585cm">
          <text:p text:style-name="P2">登陆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.3cm" svg:height="1.5cm" svg:x="1.1cm" svg:y="4.5cm">
          <text:p text:style-name="P2">维护学生信息</text:p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4.3cm" svg:height="1.5cm" svg:x="15cm" svg:y="32.1cm">
          <text:p text:style-name="P2">登陆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4.3cm" svg:height="2.5cm" svg:x="1.1cm" svg:y="7cm">
          <text:p text:style-name="P2">维护课程</text:p>
          <text:p text:style-name="P2">及课程信息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3cm" svg:height="1.5cm" svg:x="22.3cm" svg:y="13.6cm">
          <text:p text:style-name="P2">验证登陆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1cm" svg:y1="14.335cm" svg:x2="22.3cm" svg:y2="14.35cm" draw:start-shape="id1" draw:start-glue-point="1" draw:end-shape="id2" draw:end-glue-point="3" svg:d="M12100 14335h5100v15h5100" svg:viewBox="0 0 10201 16">
          <text:p/>
        </draw:connector>
        <draw:custom-shape draw:style-name="gr3" draw:text-style-name="P3" xml:id="id18" draw:id="id18" draw:layer="layout" svg:width="4.3cm" svg:height="1.5cm" svg:x="22.3cm" svg:y="32.1cm">
          <text:p text:style-name="P2">验证登陆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3cm" svg:height="1.5cm" svg:x="22.3cm" svg:y="2.1cm">
          <text:p text:style-name="P2">保存教师信息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cm" svg:y1="2.85cm" svg:x2="22.3cm" svg:y2="2.85cm" draw:start-shape="id3" draw:start-glue-point="1" draw:end-shape="id4" draw:end-glue-point="3" svg:d="M5400 2850h16900" svg:viewBox="0 0 16901 1">
          <text:p/>
        </draw:connector>
        <draw:custom-shape draw:style-name="gr3" draw:text-style-name="P3" xml:id="id6" draw:id="id6" draw:layer="layout" svg:width="4.3cm" svg:height="1.5cm" svg:x="22.3cm" svg:y="4.5cm">
          <text:p text:style-name="P2">保存学生信息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cm" svg:y1="5.25cm" svg:x2="22.3cm" svg:y2="5.25cm" draw:start-shape="id5" draw:start-glue-point="1" draw:end-shape="id6" draw:end-glue-point="3" svg:d="M5400 5250h16900" svg:viewBox="0 0 16901 1">
          <text:p/>
        </draw:connector>
        <draw:custom-shape draw:style-name="gr3" draw:text-style-name="P3" xml:id="id8" draw:id="id8" draw:layer="layout" svg:width="4.3cm" svg:height="1.5cm" svg:x="22.3cm" svg:y="7.5cm">
          <text:p text:style-name="P2">保存课程信息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cm" svg:y1="8.25cm" svg:x2="22.3cm" svg:y2="8.25cm" draw:start-shape="id7" draw:start-glue-point="1" draw:end-shape="id8" svg:d="M5400 8250h16900" svg:viewBox="0 0 16901 1">
          <text:p/>
        </draw:connector>
        <draw:custom-shape draw:style-name="gr3" draw:text-style-name="P3" xml:id="id21" draw:id="id21" draw:layer="layout" svg:width="4.3cm" svg:height="1.5cm" svg:x="15cm" svg:y="34.7cm">
          <text:p text:style-name="P2">查看所有课程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4.3cm" svg:height="2.1cm" svg:x="1.1cm" svg:y="10.5cm">
          <text:p text:style-name="P2">查看学生</text:p>
          <text:p text:style-name="P2">签到情况</text:p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4.3cm" svg:height="2.1cm" svg:x="22.3cm" svg:y="10.5cm">
          <text:p text:style-name="P2">返回学生</text:p>
          <text:p text:style-name="P2">签到情况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cm" svg:y1="11.55cm" svg:x2="22.3cm" svg:y2="11.55cm" draw:start-shape="id9" draw:start-glue-point="1" draw:end-shape="id10" draw:end-glue-point="3" svg:d="M5400 11550h16900" svg:viewBox="0 0 16901 1">
          <text:p/>
        </draw:connector>
        <draw:custom-shape draw:style-name="gr6" draw:text-style-name="P3" xml:id="id11" draw:id="id11" draw:layer="layout" svg:width="4.3cm" svg:height="2.1cm" svg:x="7.8cm" svg:y="16.1cm">
          <text:p text:style-name="P2">查看教授</text:p>
          <text:p text:style-name="P2">课程信息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12" draw:id="id12" draw:layer="layout" svg:width="4.3cm" svg:height="2.1cm" svg:x="7.8cm" svg:y="19.2cm">
          <text:p text:style-name="P2">查看学生</text:p>
          <text:p text:style-name="P2">签到情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9.95cm" svg:y1="15.085cm" svg:x2="9.95cm" svg:y2="16.1cm" draw:start-shape="id1" draw:start-glue-point="2" draw:end-shape="id11" draw:end-glue-point="0" svg:d="M9950 15085v1015" svg:viewBox="0 0 1 1016">
          <text:p/>
        </draw:connector>
        <draw:connector draw:style-name="gr5" draw:text-style-name="P1" draw:layer="layout" svg:x1="9.95cm" svg:y1="18.2cm" svg:x2="9.95cm" svg:y2="19.2cm" draw:start-shape="id11" draw:start-glue-point="2" draw:end-shape="id12" draw:end-glue-point="0" svg:d="M9950 18200v1000" svg:viewBox="0 0 1 1001">
          <text:p/>
        </draw:connector>
        <draw:custom-shape draw:style-name="gr3" draw:text-style-name="P3" xml:id="id13" draw:id="id13" draw:layer="layout" svg:width="4.3cm" svg:height="1.5cm" svg:x="22.3cm" svg:y="16.4cm">
          <text:p text:style-name="P2">返回课程信息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1cm" svg:y1="17.15cm" svg:x2="22.3cm" svg:y2="17.15cm" draw:start-shape="id11" draw:start-glue-point="1" draw:end-shape="id13" draw:end-glue-point="3" svg:d="M12100 17150h10200" svg:viewBox="0 0 10201 1">
          <text:p/>
        </draw:connector>
        <draw:custom-shape draw:style-name="gr7" draw:text-style-name="P3" xml:id="id14" draw:id="id14" draw:layer="layout" svg:width="4.3cm" svg:height="2cm" svg:x="22.3cm" svg:y="19.2cm">
          <text:p text:style-name="P2">返回该课程</text:p>
          <text:p text:style-name="P2">签到情况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1cm" svg:y1="20.25cm" svg:x2="22.3cm" svg:y2="20.2cm" draw:start-shape="id12" draw:start-glue-point="1" draw:end-shape="id14" draw:end-glue-point="3" svg:d="M12100 20250h5100v-50h5100" svg:viewBox="0 0 10201 51">
          <text:p/>
        </draw:connector>
        <draw:custom-shape draw:style-name="gr8" draw:text-style-name="P3" xml:id="id15" draw:id="id15" draw:layer="layout" svg:width="4.3cm" svg:height="1.7cm" svg:x="7.8cm" svg:y="26.2cm">
          <text:p text:style-name="P2">补签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9" draw:id="id19" draw:layer="layout" svg:width="4.9cm" svg:height="2.4cm" svg:x="7.5cm" svg:y="22.5cm">
          <text:p text:style-name="P2">是否签到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1.2cm" svg:height="1.085cm" svg:x="10.4cm" svg:y="25cm">
          <draw:text-box>
            <text:p>否</text:p>
          </draw:text-box>
        </draw:frame>
        <draw:custom-shape draw:style-name="gr3" draw:text-style-name="P3" xml:id="id16" draw:id="id16" draw:layer="layout" svg:width="4.3cm" svg:height="1.5cm" svg:x="22.3cm" svg:y="26.3cm">
          <text:p text:style-name="P2">更新签到信息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1cm" svg:y1="27.05cm" svg:x2="22.3cm" svg:y2="27.05cm" draw:start-shape="id15" draw:start-glue-point="1" draw:end-shape="id16" draw:end-glue-point="3" svg:d="M12100 27050h10200" svg:viewBox="0 0 10201 1">
          <text:p/>
        </draw:connector>
        <draw:line draw:style-name="gr1" draw:text-style-name="P1" draw:layer="layout" svg:x1="27.8cm" svg:y1="0cm" svg:x2="28cm" svg:y2="52.7cm">
          <text:p/>
        </draw:line>
        <draw:custom-shape draw:style-name="gr2" draw:text-style-name="P2" draw:layer="layout" svg:width="4.9cm" svg:height="1.3cm" svg:x="28.9cm" svg:y="0cm">
          <text:p text:style-name="P2">签到系统</text:p>
          <draw:enhanced-geometry svg:viewBox="0 0 21600 21600" draw:type="rectangle" draw:enhanced-path="M 0 0 L 21600 0 21600 21600 0 21600 0 0 Z N"/>
        </draw:custom-shape>
        <draw:custom-shape draw:style-name="gr11" draw:text-style-name="P3" xml:id="id20" draw:id="id20" draw:layer="layout" svg:width="4.3cm" svg:height="1.6cm" svg:x="7.8cm" svg:y="28.8cm">
          <text:p text:style-name="P2">生成统计图表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9.3cm" svg:y1="32.85cm" svg:x2="22.3cm" svg:y2="32.85cm" draw:start-shape="id17" draw:start-glue-point="1" draw:end-shape="id18" draw:end-glue-point="3" svg:d="M19300 32850h3000" svg:viewBox="0 0 3001 1">
          <text:p/>
        </draw:connector>
        <draw:connector draw:style-name="gr5" draw:text-style-name="P1" draw:layer="layout" svg:x1="9.95cm" svg:y1="21.3cm" svg:x2="9.95cm" svg:y2="22.5cm" draw:start-shape="id12" draw:start-glue-point="2" draw:end-shape="id19" draw:end-glue-point="4" svg:d="M9950 21300v1200" svg:viewBox="0 0 1 1201">
          <text:p/>
        </draw:connector>
        <draw:connector draw:style-name="gr5" draw:text-style-name="P1" draw:layer="layout" svg:x1="9.95cm" svg:y1="24.9cm" svg:x2="9.95cm" svg:y2="26.2cm" draw:start-shape="id19" draw:start-glue-point="6" draw:end-shape="id15" draw:end-glue-point="0" svg:d="M9950 24900v1300" svg:viewBox="0 0 1 1301">
          <text:p/>
        </draw:connector>
        <draw:connector draw:style-name="gr5" draw:text-style-name="P1" draw:layer="layout" draw:line-skew="-0.399cm" svg:x1="7.8cm" svg:y1="20.25cm" svg:x2="7.8cm" svg:y2="29.6cm" draw:start-shape="id12" draw:start-glue-point="3" draw:end-shape="id20" draw:end-glue-point="3" svg:d="M7800 20250h-900v9350h900" svg:viewBox="0 0 901 9351">
          <text:p/>
        </draw:connector>
        <draw:connector draw:style-name="gr5" draw:text-style-name="P1" draw:layer="layout" svg:x1="17.15cm" svg:y1="33.6cm" svg:x2="17.15cm" svg:y2="34.7cm" draw:start-shape="id17" draw:start-glue-point="2" draw:end-shape="id21" draw:end-glue-point="0" svg:d="M17150 33600v1100" svg:viewBox="0 0 1 1101">
          <text:p/>
        </draw:connector>
        <draw:custom-shape draw:style-name="gr3" draw:text-style-name="P3" xml:id="id23" draw:id="id23" draw:layer="layout" svg:width="4.3cm" svg:height="1.5cm" svg:x="14.982cm" svg:y="45.356cm">
          <text:p text:style-name="P2">录制声纹</text:p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4.3cm" svg:height="1.5cm" svg:x="22.3cm" svg:y="34.7cm">
          <text:p text:style-name="P2">返回课程信息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3cm" svg:y1="35.45cm" svg:x2="22.3cm" svg:y2="35.45cm" draw:start-shape="id21" draw:start-glue-point="1" draw:end-shape="id22" draw:end-glue-point="3" svg:d="M19300 35450h3000" svg:viewBox="0 0 3001 1">
          <text:p/>
        </draw:connector>
        <draw:custom-shape draw:style-name="gr12" draw:text-style-name="P4" xml:id="id30" draw:id="id30" draw:layer="layout" svg:width="4.9cm" svg:height="3.1cm" svg:x="14.7cm" svg:y="40.8cm">
          <text:p text:style-name="P2">是否存有</text:p>
          <text:p text:style-name="P2">声纹信息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7.15cm" svg:y1="43.9cm" svg:x2="17.132cm" svg:y2="45.356cm" draw:end-shape="id23" draw:end-glue-point="0" svg:d="M17150 43900v478h-18v978" svg:viewBox="0 0 19 1457">
          <text:p/>
        </draw:connector>
        <draw:frame draw:style-name="gr13" draw:text-style-name="P5" draw:layer="layout" svg:width="1.2cm" svg:height="1.085cm" svg:x="17.3cm" svg:y="44.015cm">
          <draw:text-box>
            <text:p>否</text:p>
          </draw:text-box>
        </draw:frame>
        <draw:connector draw:style-name="gr5" draw:text-style-name="P1" draw:layer="layout" svg:x1="17.15cm" svg:y1="36.2cm" svg:x2="17.15cm" svg:y2="37.4cm" draw:start-shape="id21" draw:start-glue-point="2" draw:end-shape="id24" draw:end-glue-point="0" svg:d="M17150 36200v1200" svg:viewBox="0 0 1 1201">
          <text:p/>
        </draw:connector>
        <draw:custom-shape draw:style-name="gr3" draw:text-style-name="P3" xml:id="id25" draw:id="id25" draw:layer="layout" svg:width="4.3cm" svg:height="1.5cm" svg:x="14.982cm" svg:y="47.793cm">
          <text:p text:style-name="P2">声纹签到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199cm" svg:x1="14.7cm" svg:y1="42.35cm" svg:x2="14.982cm" svg:y2="48.543cm" draw:end-shape="id25" draw:end-glue-point="3" svg:d="M14700 42350h-418v6193h700" svg:viewBox="0 0 701 6194">
          <text:p/>
        </draw:connector>
        <draw:frame draw:style-name="gr13" draw:text-style-name="P5" draw:layer="layout" svg:width="1.2cm" svg:height="1.085cm" svg:x="14.1cm" svg:y="44.016cm">
          <draw:text-box>
            <text:p>是</text:p>
          </draw:text-box>
        </draw:frame>
        <draw:connector draw:style-name="gr5" draw:text-style-name="P1" draw:layer="layout" svg:x1="17.132cm" svg:y1="46.856cm" svg:x2="17.132cm" svg:y2="47.793cm" draw:start-shape="id23" draw:start-glue-point="2" draw:end-shape="id25" draw:end-glue-point="0" svg:d="M17132 46856v937" svg:viewBox="0 0 1 938">
          <text:p/>
        </draw:connector>
        <draw:custom-shape draw:style-name="gr3" draw:text-style-name="P3" xml:id="id26" draw:id="id26" draw:layer="layout" svg:width="4.3cm" svg:height="1.5cm" svg:x="28.836cm" svg:y="45.337cm">
          <text:p text:style-name="P2">保存声纹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282cm" svg:y1="46.106cm" svg:x2="28.836cm" svg:y2="46.087cm" draw:start-shape="id23" draw:start-glue-point="1" draw:end-shape="id26" draw:end-glue-point="3" svg:d="M19282 46106h4777v-19h4777" svg:viewBox="0 0 9555 20">
          <text:p/>
        </draw:connector>
        <draw:custom-shape draw:style-name="gr8" draw:text-style-name="P3" xml:id="id28" draw:id="id28" draw:layer="layout" svg:width="4.3cm" svg:height="1.7cm" svg:x="28.8cm" svg:y="47.7cm">
          <text:p text:style-name="P2">验证声</text:p>
          <text:p text:style-name="P2">纹及蓝牙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282cm" svg:y1="48.543cm" svg:x2="22.3cm" svg:y2="48.55cm" draw:start-shape="id25" draw:start-glue-point="1" draw:end-shape="id27" draw:end-glue-point="3" svg:d="M19282 48543h1509v7h1509" svg:viewBox="0 0 3019 8">
          <text:p/>
        </draw:connector>
        <draw:custom-shape draw:style-name="gr3" draw:text-style-name="P3" xml:id="id27" draw:id="id27" draw:layer="layout" svg:width="4.3cm" svg:height="1.5cm" svg:x="22.3cm" svg:y="47.8cm">
          <text:p text:style-name="P2">验证签到时间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6.6cm" svg:y1="48.55cm" svg:x2="28.8cm" svg:y2="48.55cm" draw:start-shape="id27" draw:start-glue-point="1" draw:end-shape="id28" draw:end-glue-point="3" svg:d="M26600 48550h2200" svg:viewBox="0 0 2201 1">
          <text:p/>
        </draw:connector>
        <draw:custom-shape draw:style-name="gr3" draw:text-style-name="P3" xml:id="id29" draw:id="id29" draw:layer="layout" svg:width="4.3cm" svg:height="1.5cm" svg:x="22.3cm" svg:y="50.2cm">
          <text:p text:style-name="P2">更新签到记录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0.95cm" svg:y1="49.4cm" svg:x2="26.6cm" svg:y2="50.95cm" draw:start-shape="id28" draw:start-glue-point="2" draw:end-shape="id29" svg:d="M30950 49400v1550h-4350" svg:viewBox="0 0 4351 1551">
          <text:p/>
        </draw:connector>
        <draw:custom-shape draw:style-name="gr14" draw:text-style-name="P3" xml:id="id24" draw:id="id24" draw:layer="layout" svg:width="4.3cm" svg:height="2.2cm" svg:x="15cm" svg:y="37.4cm">
          <text:p text:style-name="P2">查看签到记录</text:p>
          <text:p text:style-name="P2">及签到入口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15cm" svg:y1="39.6cm" svg:x2="17.15cm" svg:y2="40.8cm" draw:start-shape="id24" draw:start-glue-point="2" draw:end-shape="id30" draw:end-glue-point="4" svg:d="M17150 39600v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8cm" fo:page-height="5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3:42:13.433000000</meta:creation-date>
    <dc:date>2020-01-07T15:24:29.178000000</dc:date>
    <meta:editing-duration>PT12M2S</meta:editing-duration>
    <meta:editing-cycles>5</meta:editing-cycles>
    <meta:generator>LibreOffice/5.3.4.2$Windows_X86_64 LibreOffice_project/f82d347ccc0be322489bf7da61d7e4ad13fe2ff3</meta:generator>
    <meta:document-statistic meta:object-count="67"/>
  </office:meta>
</office:document-meta>
</file>